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777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58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96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6pt" style:font-size-asian="16pt" style:font-name-complex="CenturyGothic" style:font-size-complex="16pt"/>
    </style:style>
    <style:style style:name="T6" style:family="text">
      <style:text-properties fo:color="#000000" style:font-name="CenturyGothic" fo:font-size="10pt" style:font-size-asian="10pt" style:font-name-complex="CenturyGothic" style:font-size-complex="10pt"/>
    </style:style>
    <style:style style:name="T7" style:family="text">
      <style:text-properties fo:color="#000000" style:font-name="CourierNew" fo:font-size="16pt" style:font-size-asian="16pt" style:font-name-complex="CourierNew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2.88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777cm" svg:height="0.987cm" svg:x="4.9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0.987cm" svg:x="5.051cm" svg:y="10.187cm">
          <draw:text-box>
            <text:p text:style-name="P1"><text:span text:style-name="T2">Giriş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8</text:span></text:p>
          </draw:text-box>
        </draw:frame>
      </draw:page>
      <draw:page draw:name="page2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582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949cm" svg:height="0.412cm" svg:x="1.091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9</text:span></text:p>
          </draw:text-box>
        </draw:frame>
        <draw:frame draw:style-name="gr13" draw:text-style-name="P8" draw:layer="layout" svg:width="15.949cm" svg:height="0.412cm" svg:x="0.832cm" svg:y="10.2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1.132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1.132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5.9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21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</draw:page>
      <draw:page draw:name="page3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582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ÖRNEK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0</text:span></text:p>
          </draw:text-box>
        </draw:frame>
        <draw:frame draw:style-name="gr13" draw:text-style-name="P8" draw:layer="layout" svg:width="15.949cm" svg:height="0.412cm" svg:x="0.773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0.2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5.9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21.7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8:50:23.236434874</dc:date>
    <meta:editing-duration>PT42M26S</meta:editing-duration>
    <meta:editing-cycles>12</meta:editing-cycles>
    <meta:generator>LibreOffice/6.0.6.2$Linux_X86_64 LibreOffice_project/00m0$Build-2</meta:generator>
    <meta:document-statistic meta:object-count="77"/>
  </office:meta>
</office:document-meta>
</file>